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2000001FD5AB737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488cm" svg:height="8.528cm" draw:z-index="0"><draw:image xlink:href="Pictures/1000000100000272000001FD5AB737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4:59:23.749688655</meta:creation-date>
    <dc:date>2024-01-29T08:16:22.394776408</dc:date>
    <meta:editing-duration>PT3H16M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4.1$Linux_X86_64 LibreOffice_project/e19e193f88cd6c0525a17fb7a176ed8e6a3e2aa1</meta:generator>
  </office:meta>
</office:document-meta>
</file>